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 style:list-style-name="L4">
      <style:text-properties style:font-name="Arial" fo:font-size="11pt" style:font-size-asian="11pt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size-complex="11pt"/>
    </style:style>
    <style:style style:name="P19" style:family="paragraph" style:parent-style-name="Standard" style:list-style-name="L6">
      <style:text-properties style:font-name="Arial" fo:font-size="11pt" style:font-size-asian="11pt" style:font-size-complex="11pt"/>
    </style:style>
    <style:style style:name="P20" style:family="paragraph" style:parent-style-name="Standard" style:list-style-name="L7">
      <style:text-properties style:font-name="Arial" fo:font-size="11pt" style:font-size-asian="11pt" style:font-size-complex="11pt"/>
    </style:style>
    <style:style style:name="P21" style:family="paragraph" style:parent-style-name="Standard" style:list-style-name="L8">
      <style:text-properties style:font-name="Arial" fo:font-size="11pt" style:font-size-asian="11pt" style:font-size-complex="11pt"/>
    </style:style>
    <style:style style:name="P22" style:family="paragraph" style:parent-style-name="Standard" style:list-style-name="L9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460646377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7">contracted to deliver application development in a touch-screen mobile Linux environment</text:p>
        </text:list-item>
        <text:list-item>
          <text:p text:style-name="P17">developed GUI applications with JavaScript running on the SpiderMonkey interpreter</text:p>
        </text:list-item>
        <text:list-item>
          <text:p text:style-name="P17">exposed systems-level functionality with C plugins, facilitated persistance with SQLite</text:p>
        </text:list-item>
        <text:list-item>
          <text:p text:style-name="P17">participated in Scrum project management with standups, sprints, demos &amp; retrospectives</text:p>
        </text:list-item>
        <text:list-item>
          <text:p text:style-name="P17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8">creation and maintenance of Linux/Apache/MySQL/PHP sites using CakePHP and jQuery frameworks, XHTML and CSS</text:p>
        </text:list-item>
        <text:list-item>
          <text:p text:style-name="P18">administration of Redhat Enterprise Linux and Debian servers</text:p>
        </text:list-item>
        <text:list-item>
          <text:p text:style-name="P18">task automation with Bash, Perl and Ruby scripts</text:p>
        </text:list-item>
        <text:list-item>
          <text:p text:style-name="P18">use of Amazon Web Services (AWS) including Elastic Cloud Compute (EC2), Elastic Load Balancing, Elastic Block Store and Simple Storage Service (S3)</text:p>
        </text:list-item>
        <text:list-item>
          <text:p text:style-name="P18">instigated agency-wide use of version control with subversion</text:p>
        </text:list-item>
        <text:list-item>
          <text:p text:style-name="P18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19">maintained back catalogue of C#/.Net, Classic ASP and PHP sites</text:p>
        </text:list-item>
        <text:list-item>
          <text:p text:style-name="P19">MS SQL Server 2005 &amp; MySQL databases, XHTML markup and CSS styling</text:p>
        </text:list-item>
        <text:list-item>
          <text:p text:style-name="P19">used the CakePHP framework for greenfield development on a number of projects</text:p>
        </text:list-item>
        <text:list-item>
          <text:p text:style-name="P19">considerable use of Javascript &amp; AJAX techniques, mainly jQuery with some Prototype and MooTools</text:p>
        </text:list-item>
        <text:list-item>
          <text:p text:style-name="P19">instigated use of version control with Subversion</text:p>
        </text:list-item>
        <text:list-item>
          <text:p text:style-name="P19">prompted move towards Linux hosting</text:p>
        </text:list-item>
        <text:list-item>
          <text:p text:style-name="P19">oversaw all technical issues within the agency and mentored 3 junior staff in technical matters</text:p>
          <text:p text:style-name="P19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0">provided second level support to various real-time, high volume, mission-critical messaging systems used throughout the enterprise</text:p>
        </text:list-item>
        <text:list-item>
          <text:p text:style-name="P20">acquired working knowledge of many TIBCO applications (TIC, EMS, Rendezvous (RV), RVRD) and proprietary Java web-services</text:p>
        </text:list-item>
        <text:list-item>
          <text:p text:style-name="P20">hardware running Solaris and RedHat Enterprise Linux located in 4 data-centres across London and North America</text:p>
        </text:list-item>
        <text:list-item>
          <text:p text:style-name="P20">centralised job scheduling with Unicenter AutoSys and process monitoring via ITRS NetAgent</text:p>
        </text:list-item>
        <text:list-item>
          <text:p text:style-name="P20">some exposure to Sybase ASE and BEA WebLogic</text:p>
        </text:list-item>
        <text:list-item>
          <text:p text:style-name="P20">played a fundamental role in documenting these largely undocumented systems and processes on a wiki</text:p>
        </text:list-item>
        <text:list-item>
          <text:p text:style-name="P20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1">developed a custom business process management system</text:p>
        </text:list-item>
        <text:list-item>
          <text:p text:style-name="P21">PHP/CakePHP, MySQL and JavaScript/Prototype</text:p>
        </text:list-item>
      </text:list>
      <text:p text:style-name="P3"/>
      <text:p text:style-name="P11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2">developed custom desktop applications with C#/.Net/WinForms and SQL Server 2005</text:p>
        </text:list-item>
        <text:list-item>
          <text:p text:style-name="P22">developed web and intranet applications with ASP/VBScript, VisualBasic/.Net and SQL Server 2000/2003</text:p>
        </text:list-item>
        <text:list-item>
          <text:p text:style-name="P22">managed a Windows Server 2003 domain and provided support for Windows 98, 2000 &amp; XP clients</text:p>
          <text:p text:style-name="P22"/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07:49</dc:date>
    <dc:language>en-GB</dc:language>
    <meta:editing-cycles>78</meta:editing-cycles>
    <meta:editing-duration>PT02H45M09S</meta:editing-duration>
    <meta:document-statistic meta:table-count="0" meta:image-count="0" meta:object-count="0" meta:page-count="3" meta:paragraph-count="88" meta:word-count="730" meta:character-count="5198"/>
    <meta:user-defined meta:name="Info 1"/>
    <meta:user-defined meta:name="Info 2"/>
    <meta:user-defined meta:name="Info 3"/>
    <meta:user-defined meta:name="Info 4"/>
  </office:meta>
</office:document-meta>
</file>